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ooc:=AVERAGE([.B2:.K2])" office:value-type="float" office:value="0">
            <text:p>#DIV/0!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ooc:=AVERAGE([.B3:.K3])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ooc:=AVERAGE([.B4:.K4])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ooc:=AVERAGE([.B5:.K5])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ooc:=AVERAGE([.B6:.K6])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  <table:table-cell office:value-type="float" office:value="32">
            <text:p>32</text:p>
          </table:table-cell>
          <table:table-cell table:formula="oooc:=AVERAGE([.B7:.K7])" office:value-type="float" office:value="0">
            <text:p>#DIV/0!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  <table:table-cell office:value-type="float" office:value="64">
            <text:p>64</text:p>
          </table:table-cell>
          <table:table-cell table:formula="oooc:=AVERAGE([.B8:.K8])" office:value-type="float" office:value="0">
            <text:p>#DIV/0!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style-name="Default"/>
          <table:table-cell table:number-columns-repeated="8"/>
          <table:table-cell office:value-type="float" office:value="128">
            <text:p>128</text:p>
          </table:table-cell>
          <table:table-cell table:formula="oooc:=AVERAGE([.B9:.K9])" office:value-type="float" office:value="0">
            <text:p>#DIV/0!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style-name="Default"/>
          <table:table-cell table:number-columns-repeated="8"/>
          <table:table-cell office:value-type="float" office:value="256">
            <text:p>256</text:p>
          </table:table-cell>
          <table:table-cell table:formula="oooc:=AVERAGE([.B10:.K10])" office:value-type="float" office:value="0">
            <text:p>#DIV/0!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5.413217">
            <text:p>15.413217</text:p>
          </table:table-cell>
          <table:table-cell office:value-type="float" office:value="15.377319">
            <text:p>15.377319</text:p>
          </table:table-cell>
          <table:table-cell office:value-type="float" office:value="15.343817">
            <text:p>15.343817</text:p>
          </table:table-cell>
          <table:table-cell office:value-type="float" office:value="15.340178">
            <text:p>15.340178</text:p>
          </table:table-cell>
          <table:table-cell office:value-type="float" office:value="15.365354">
            <text:p>15.365354</text:p>
          </table:table-cell>
          <table:table-cell office:value-type="float" office:value="15.337474">
            <text:p>15.337474</text:p>
          </table:table-cell>
          <table:table-cell office:value-type="float" office:value="15.413178">
            <text:p>15.413178</text:p>
          </table:table-cell>
          <table:table-cell office:value-type="float" office:value="15.292505">
            <text:p>15.292505</text:p>
          </table:table-cell>
          <table:table-cell office:value-type="float" office:value="15.369398">
            <text:p>15.369398</text:p>
          </table:table-cell>
          <table:table-cell office:value-type="float" office:value="15.330729">
            <text:p>15.330729</text:p>
          </table:table-cell>
          <table:table-cell/>
          <table:table-cell table:formula="oooc:=AVERAGE([.B11:.K11])" office:value-type="float" office:value="15.3583169">
            <text:p>15.358317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5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5:11:32</dc:date>
    <meta:editing-cycles>60</meta:editing-cycles>
    <meta:editing-duration>P1DT0H27M50S</meta:editing-duration>
    <meta:user-defined meta:name="Info 1"/>
    <meta:user-defined meta:name="Info 2"/>
    <meta:user-defined meta:name="Info 3"/>
    <meta:user-defined meta:name="Info 4"/>
    <meta:document-statistic meta:table-count="3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1cm" svg:y="0.319cm" chart:style-name="ch2">
          <text:p>Ranger Running Times</text:p>
        </chart:title>
        <chart:subtitle svg:x="6.076cm" svg:y="1.032cm" chart:style-name="ch3">
          <text:p>100,000 Bodies, 3 iterations</text:p>
        </chart:subtitle>
        <chart:plot-area chart:style-name="ch4" table:cell-range-address="Sheet1.L2:Sheet1.M10" chart:data-source-has-labels="column" svg:x="0.466cm" svg:y="1.479cm" svg:width="16.038cm" svg:height="12.728cm">
          <chart:axis chart:dimension="x" chart:name="primary-x" chart:style-name="ch5">
            <chart:title svg:x="8.193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3cm" svg:y="0.277cm" chart:style-name="ch2">
          <text:p>Speedup </text:p>
        </chart:title>
        <chart:subtitle svg:x="5.659cm" svg:y="1.078cm" chart:style-name="ch3">
          <text:p>100,000 Bodies, 3 iterations</text:p>
        </chart:subtitle>
        <chart:plot-area chart:style-name="ch4" table:cell-range-address="Sheet1.N2:Sheet1.O10" chart:data-source-has-labels="column" svg:x="0.498cm" svg:y="1.617cm" svg:width="15.717cm" svg:height="11.553cm">
          <chart:axis chart:dimension="x" chart:name="primary-x" chart:style-name="ch5">
            <chart:title svg:x="7.869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32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